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Horizontal_20_Line">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Staatlicher Einfluss auf Unternehmen</text:p>
      <text:p text:style-name="P1">Grundlegend Versucht der Staat nur einen Fairen und Freien Markt zu ermöglichen, basierend auf der Sozialen Marktwirtschaft. Viele Begrenzungen an Unternehmen werden durch das Bundeskartellamt gesteuert. Das Bundeskartellamt sorgt dafür das Kein Unternehmen einen unfairen Vorteil auf dem Markt bekommt. Außerdem wird durch Verbote verhindert das eine Vertikale Preisbindung entsteht, d.h. Die Hersteller eines Produktes dürfen den Einzellhändlern nicht vorweisen zu welchen preisen das Produkt verkauft werden soll. Weiterhin sind Absprachen zwischen Unternehmen ,die den preis eines Produktes bestimmen, Verboten. Auch bei jeder „Fusion“ von Zwei unternehmen Überprüft das Bundeskartellamt ob durch diese „Fusion“ eine Marktbeherrschende Stellung gebildet wird. Das Bundeskartellamt verhindert durch diese Überprüfung die Bildung von Monopolarisierung und die Bildung von Vorteilen am Freien Markt. Auch durch Steuern können unternehmen Beeinflusst werden. z.b. Wird die Umweltfreundlichkeit von Unternehmen dadurch Beeinflusst das es Abgassteuern und Umweltsteuern gibt.</text:p>
      <text:p text:style-name="P1"/>
      <text:p text:style-name="Standard"><text:a xlink:type="simple" xlink:href="https://www.wirtschaftsfrage.de/wirtschaft/welche-einflussmoglichkeiten-hat-der-staat-in-der-sozialen-marktwirtschaft/" text:style-name="Internet_20_link" text:visited-style-name="Visited_20_Internet_20_Link">https://www.wirtschaftsfrage.de/wirtschaft/welche-einflussmoglichkeiten-hat-der-staat-in-der-sozialen-marktwirtschaft/</text:a></text:p>
      <text:p text:style-name="Standard"/>
      <text:p text:style-name="Standard"><text:a xlink:type="simple" xlink:href="https://www.bundeskartellamt.de/DE/UeberUns/Bundeskartellamt/bundeskartellamt_node.html" text:style-name="Internet_20_link" text:visited-style-name="Visited_20_Internet_20_Link">https://www.bundeskartellamt.de/DE/UeberUns/Bundeskartellamt/bundeskartellamt_node.html</text:a></text:p>
      <text:p text:style-name="Standard"/>
      <text:p text:style-name="P3"><text:a xlink:type="simple" xlink:href="https://www.bundeskartellamt.de/DE/Fusionskontrolle/fusionskontrolle_node.html" text:style-name="Internet_20_link" text:visited-style-name="Visited_20_Internet_20_Link">https://www.bundeskartellamt.de/DE/Fusionskontrolle/fusionskontrolle_node.html</text:a></text:p>
      <text:p text:style-name="P3"/>
      <text:p text:style-name="P2"><text:a xlink:type="simple" xlink:href="https://wirtschaftslexikon.gabler.de/definition/preisbindung-zweiter-hand-43789" text:style-name="Internet_20_link" text:visited-style-name="Visited_20_Internet_20_Link">https://wirtschaftslexikon.gabler.de/definition/preisbindung-zweiter-hand-43789</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035cm solid #808080" style:shadow="none"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Renhardt</meta:initial-creator>
    <meta:creation-date>2019-03-24T13:50:47.35</meta:creation-date>
    <meta:document-statistic meta:table-count="0" meta:image-count="0" meta:object-count="0" meta:page-count="1" meta:paragraph-count="6" meta:word-count="146" meta:character-count="1471"/>
    <dc:date>2019-03-24T14:38:34.72</dc:date>
    <dc:creator>Kevin Renhardt</dc:creator>
    <meta:editing-duration>PT15M37S</meta:editing-duration>
    <meta:editing-cycles>1</meta:editing-cycles>
    <meta:generator>OpenOffice/4.1.5$Win32 OpenOffice.org_project/415m1$Build-9789</meta:generator>
  </office:meta>
</office:document-meta>
</file>